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2pt" fo:language="fr" fo:country="FR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" fo:font-size="12pt" fo:language="fr" fo:country="FR"/>
    </style:style>
    <style:style style:name="P3" style:family="paragraph" style:parent-style-name="Standard" style:list-style-name="L2">
      <style:text-properties fo:language="fr" fo:country="FR"/>
    </style:style>
    <style:style style:name="P4" style:family="paragraph" style:parent-style-name="Standard" style:list-style-name="L2">
      <style:text-properties fo:language="fr" fo:country="FR" officeooo:rsid="000fc21f" officeooo:paragraph-rsid="000fc21f"/>
    </style:style>
    <style:style style:name="P5" style:family="paragraph" style:parent-style-name="Standard" style:list-style-name="L2">
      <style:text-properties fo:language="fr" fo:country="FR" officeooo:rsid="00123e06" officeooo:paragraph-rsid="00123e06"/>
    </style:style>
    <style:style style:name="P6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2pt"/>
    </style:style>
    <style:style style:name="P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2pt" fo:language="fr" fo:country="FR"/>
    </style:style>
    <style:style style:name="P8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2pt" fo:language="fr" fo:country="FR"/>
    </style:style>
    <style:style style:name="P9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Times" fo:font-size="28pt" fo:language="fr" fo:country="FR" fo:font-weight="bold"/>
    </style:style>
    <style:style style:name="P10" style:family="paragraph" style:parent-style-name="Standard">
      <style:paragraph-properties fo:margin-top="0.423cm" fo:margin-bottom="0.212cm" style:contextual-spacing="false"/>
      <style:text-properties style:font-name="Times" fo:font-size="12pt" fo:language="fr" fo:country="FR" fo:font-weight="bold"/>
    </style:style>
    <style:style style:name="T1" style:family="text">
      <style:text-properties officeooo:rsid="00113466"/>
    </style:style>
    <style:style style:name="T2" style:family="text">
      <style:text-properties fo:language="fr" fo:country="FR"/>
    </style:style>
    <style:style style:name="T3" style:family="text">
      <style:text-properties officeooo:rsid="00137a92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ogbook</text:p>
      <text:p text:style-name="P10">Timeline</text:p>
      <text:p text:style-name="P1">04/01/2016</text:p>
      <text:list xml:id="list1680062836138759005" text:style-name="L1">
        <text:list-item>
          <text:p text:style-name="P7">Découverte du framework (Équipe)</text:p>
        </text:list-item>
        <text:list-item>
          <text:p text:style-name="P6"><text:a xlink:type="simple" xlink:href="https://github.com/DamienCassou/lille-game-framework/pull/67">#67</text:a><text:span text:style-name="T2"> Factorisation de codes dans la création de polygone : IntersectTools.java (Aymeric, Charles, Kevin)</text:span></text:p>
        </text:list-item>
        <text:list-item>
          <text:p text:style-name="P7">Instanceof dans GameUniverseDefaultImpl.java (tentative) (Jérémy, Pierre)</text:p>
        </text:list-item>
        <text:list-item>
          <text:p text:style-name="P7">Création du journal de bord (Équipe)</text:p>
        </text:list-item>
      </text:list>
      <text:p text:style-name="P1"/>
      <text:p text:style-name="P1">05/01/2016</text:p>
      <text:list xml:id="list164913000011583" text:style-name="L1">
        <text:list-item>
          <text:p text:style-name="P6"><text:a xlink:type="simple" xlink:href="https://github.com/DamienCassou/lille-game-framework/pull/70">#70</text:a><text:span text:style-name="T2"> Suppression duplication reverseParameters qui ressemble à la méthode applySpecificOverlapRule (Aymeric)</text:span></text:p>
        </text:list-item>
        <text:list-item>
          <text:p text:style-name="P7">Recherche icônes à utiliser pour notre jeu (Équipe)</text:p>
        </text:list-item>
        <text:list-item>
          <text:p text:style-name="P7">Début d’écriture du code pour la fenêtre graphique pour notre projet de jeu Bomberman (Charles, Kévin, Jérémy, Pierre)</text:p>
        </text:list-item>
        <text:list-item>
          <text:p text:style-name="P7">Finalisation fenêtre graphique pour notre jeu (Kévin)</text:p>
        </text:list-item>
        <text:list-item>
          <text:p text:style-name="P7">Adaptation des icônes en format .gif avec fond en transparence (Kévin)</text:p>
        </text:list-item>
        <text:list-item>
          <text:p text:style-name="P7">Première implémentation de la classe Player (Charles)</text:p>
        </text:list-item>
        <text:list-item>
          <text:p text:style-name="P6"><text:a xlink:type="simple" xlink:href="https://github.com/DamienCassou/lille-game-framework/pull/72">#72</text:a><text:span text:style-name="T2"> Suppression de « instanceof » dans les fonctions addOverlappable et removeOverlappable (Jérémy)</text:span></text:p>
        </text:list-item>
      </text:list>
      <text:p text:style-name="P1"/>
      <text:p text:style-name="P1">06/01/2016</text:p>
      <text:list xml:id="list164912301657007" text:style-name="L1">
        <text:list-item>
          <text:p text:style-name="P6"><text:a xlink:type="simple" xlink:href="https://github.com/DamienCassou/lille-game-framework/pull/74">#74</text:a><text:span text:style-name="T2"> Amélioration de l'héritage de tests dans MoveStrategyKeybordTest (Aymeric)</text:span></text:p>
        </text:list-item>
        <text:list-item>
          <text:p text:style-name="P6"><text:a xlink:type="simple" xlink:href="https://github.com/DamienCassou/lille-game-framework/pull/70">#70</text:a><text:span text:style-name="T2"> Création d'une sous méthode applySpecificOverlapRuleAndTryToReverse… et ajout d'une documentation sur celle-ci (Aymeric)</text:span></text:p>
        </text:list-item>
        <text:list-item>
          <text:p text:style-name="P6"><text:a xlink:type="simple" xlink:href="https://github.com/DamienCassou/lille-game-framework/pull/77">#77</text:a><text:span text:style-name="T2"> Création de tests pour les méthodes getDriver et setSpeedVector de la classe GameMovable (Charles)</text:span></text:p>
        </text:list-item>
      </text:list>
      <text:p text:style-name="P1"/>
      <text:p text:style-name="P1">07/01/2016</text:p>
      <text:list xml:id="list164912463528382" text:style-name="L1">
        <text:list-item>
          <text:p text:style-name="P6"><text:a xlink:type="simple" xlink:href="https://github.com/DamienCassou/lille-game-framework/pull/78">#78</text:a><text:span text:style-name="T2"> Amélioration et création de tests (utilisation des getters et vérifications lors de la création d’objets) pour la classe GameConfiguration (Charles)</text:span></text:p>
        </text:list-item>
        <text:list-item>
          <text:p text:style-name="P6"><text:a xlink:type="simple" xlink:href="https://github.com/DamienCassou/lille-game-framework/pull/70">#70</text:a><text:span text:style-name="T2"> Renomage de la méthode applySpecificOverlapRuleAndTryToReverse…, suppression des méthodes applySpecificOverlapRule et reverseParameters, et fusion de l'ensemble des commits (Aymeric)</text:span></text:p>
        </text:list-item>
        <text:list-item>
          <text:p text:style-name="P6"><text:a xlink:type="simple" xlink:href="https://github.com/DamienCassou/lille-game-framework/pull/74">#74</text:a><text:span text:style-name="T2"> Séparation en 2 commit du commit initial (Aymeric)</text:span></text:p>
        </text:list-item>
        <text:list-item>
          <text:p text:style-name="P6"><text:a xlink:type="simple" xlink:href="https://github.com/DamienCassou/lille-game-framework/pull/72">#72</text:a><text:span text:style-name="T2"> Fusion de l'ensemble des commits (Jérémy, Aymeric)</text:span></text:p>
        </text:list-item>
        <text:list-item>
          <text:p text:style-name="P7">Corrections des pull request envoyés (Charles, Jérémy)</text:p>
        </text:list-item>
      </text:list>
      <text:p text:style-name="P1"/>
      <text:p text:style-name="P1">08/01/2016</text:p>
      <text:list xml:id="list164912308243656" text:style-name="L1">
        <text:list-item>
          <text:p text:style-name="P6"><text:a xlink:type="simple" xlink:href="https://github.com/DamienCassou/lille-game-framework/pull/74">#74</text:a><text:span text:style-name="T2"> Déplacement d'un des 2 commit sur une nouvelle branche (Aymeric)</text:span></text:p>
        </text:list-item>
        <text:list-item>
          <text:p text:style-name="P6"><text:a xlink:type="simple" xlink:href="https://github.com/DamienCassou/lille-game-framework/pull/83">#83</text:a><text:span text:style-name="T2"> Fixation de bug dans MoveStrategyKeyboard8Dir mis en évidence dans le pull request </text:span><text:a xlink:type="simple" xlink:href="https://github.com/DamienCassou/lille-game-framework/pull/74">#74</text:a><text:span text:style-name="T2"> (Aymeric)</text:span></text:p>
        </text:list-item>
        <text:list-item>
          <text:p text:style-name="P7">Correction du pull request envoyé (Jérémy)</text:p>
        </text:list-item>
      </text:list>
      <text:p text:style-name="P1"/>
      <text:p text:style-name="P1">09/01/2016</text:p>
      <text:list xml:id="list164913586845248" text:style-name="L1">
        <text:list-item>
          <text:p text:style-name="P6"><text:soft-page-break/><text:a xlink:type="simple" xlink:href="https://github.com/DamienCassou/lille-game-framework/pull/78">#78</text:a><text:span text:style-name="T2"> Supprimer un commit et diviser le commit restant en 2 (Charles, Aymeric)</text:span></text:p>
        </text:list-item>
      </text:list>
      <text:p text:style-name="P1"/>
      <text:p text:style-name="P1">10/01/2016</text:p>
      <text:list xml:id="list164913487785214" text:style-name="L1">
        <text:list-item>
          <text:p text:style-name="P7">Création et écriture de tests dans notre jeu (Charles)</text:p>
        </text:list-item>
        <text:list-item>
          <text:p text:style-name="P7">Corrections des pull request envoyés (Charles)</text:p>
        </text:list-item>
        <text:list-item>
          <text:p text:style-name="P7">Création de la classe Box pour la représentation des boites pour notre jeu, fix de différents problèmes sur la classe Player (Kévin)</text:p>
        </text:list-item>
        <text:list-item>
          <text:p text:style-name="P7">Ajout génération aléatoire des boxes dans la classe Levels à chaque instance de Levels (Kévin)</text:p>
        </text:list-item>
        <text:list-item>
          <text:p text:style-name="P7">Recherche sprite pour l’herbe dans notre jeu + Création de la classe Grass (Kévin)</text:p>
        </text:list-item>
        <text:list-item>
          <text:p text:style-name="P6"><text:a xlink:type="simple" xlink:href="https://github.com/DamienCassou/lille-game-framework/pull/83">#83</text:a><text:span text:style-name="T2"> Ajout du test mettant en évidence le bug (Aymeric)</text:span></text:p>
        </text:list-item>
      </text:list>
      <text:p text:style-name="P1"/>
      <text:p text:style-name="P1">11/01/2016</text:p>
      <text:list xml:id="list164913257432754" text:style-name="L1">
        <text:list-item>
          <text:p text:style-name="P7">Création d’une classe Bomb et de ses tests (Charles)</text:p>
        </text:list-item>
        <text:list-item>
          <text:p text:style-name="P7">Ajout et correction de fonctions dans les classes Player, Levels, Grass et Box ainsi que leurs tests (Charles)</text:p>
        </text:list-item>
        <text:list-item>
          <text:p text:style-name="P7">Changement de l’arborescence du projet (Aymeric)</text:p>
        </text:list-item>
        <text:list-item>
          <text:p text:style-name="P7">Etude des classes bombe et grass pour améliorations futures (puissance des bombes, background image pour grass) (Jérémy)</text:p>
        </text:list-item>
      </text:list>
      <text:p text:style-name="P1"/>
      <text:p text:style-name="P1">12/01/2016</text:p>
      <text:list xml:id="list164914119647663" text:style-name="L1">
        <text:list-item>
          <text:p text:style-name="P7">Correction des tests qui ne passait pas (Exception : NullPointerException) pour la classe Bomb (Kévin)</text:p>
        </text:list-item>
        <text:list-item>
          <text:p text:style-name="P6"><text:a xlink:type="simple" xlink:href="https://github.com/DamienCassou/lille-game-framework/pull/74">#74</text:a><text:span text:style-name="T2"> Résolution des conflits (Aymeric)</text:span></text:p>
        </text:list-item>
      </text:list>
      <text:p text:style-name="P1"/>
      <text:p text:style-name="P1">13/01/2016</text:p>
      <text:list xml:id="list164913985477540" text:style-name="L1">
        <text:list-item>
          <text:p text:style-name="P6"><text:a xlink:type="simple" xlink:href="https://github.com/DamienCassou/lille-game-framework/pull/87">#87</text:a><text:span text:style-name="T2"> ajout d'un test sur le déplacement dans MoveStrategyKeyboardTest et correction du bug (Aymeric)</text:span></text:p>
        </text:list-item>
        <text:list-item>
          <text:p text:style-name="P7">Travail sur la recherche de tests dans la classe GameData.java. On a remarqué que les tests n’étaient pas faisable. (Charles, Aymeric, Kévin)</text:p>
        </text:list-item>
      </text:list>
      <text:p text:style-name="P1"/>
      <text:p text:style-name="P1">15/01/2016</text:p>
      <text:list xml:id="list164913079367315" text:style-name="L1">
        <text:list-item>
          <text:p text:style-name="P7">Recherche autre sprite flamme pour la classe BombExplosion (Kévin, Jeremy, Pierre)</text:p>
        </text:list-item>
        <text:list-item>
          <text:p text:style-name="P7">Création de la classe BombExplosion et de sa classe de test (Kévin)</text:p>
        </text:list-item>
        <text:list-item>
          <text:p text:style-name="P7">Modification et amélioration de la classe Bomb (retirer la position à la création de la bombe car les bombes sont d'abord créées et ensuite posées à une certaine position) (Jérémy, Pierre)</text:p>
        </text:list-item>
        <text:list-item>
          <text:p text:style-name="P7">Modification de la façon de gérer les bombes utilisables (=&gt; liste de bombes , ajout d'une nouvelle bombe dans la liste quand une bombe explose) (Jérémy)</text:p>
        </text:list-item>
        <text:list-item>
          <text:p text:style-name="P6"><text:a xlink:type="simple" xlink:href="https://github.com/DamienCassou/lille-game-framework/pull/89">#89</text:a><text:span text:style-name="T2"> Suppression d'un constructeur obsolète (Aymeric, Charles)</text:span></text:p>
        </text:list-item>
        <text:list-item>
          <text:p text:style-name="P6"><text:a xlink:type="simple" xlink:href="https://github.com/DamienCassou/lille-game-framework/pull/103">#103</text:a><text:span text:style-name="T2"> Ajout de tests dans la classe Overlap.java et factorisation du code avec un @Before (Charles)</text:span></text:p>
        </text:list-item>
        <text:list-item>
          <text:p text:style-name="P6"><text:a xlink:type="simple" xlink:href="https://github.com/DamienCassou/lille-game-framework/pull/105">#105</text:a><text:span text:style-name="T2"> Ajout d’un @Test manquant dans la fonction goodspeed de la classe MoveStrategyStraightLineTest (Charles)</text:span></text:p>
        </text:list-item>
        <text:list-item>
          <text:p text:style-name="P6"><text:a xlink:type="simple" xlink:href="https://github.com/DamienCassou/lille-game-framework/pull/107">#107</text:a><text:span text:style-name="T2"> Ajout de tests dans la classe MoveStrategyRandomTest.java qui permet d’attraper une exception (Charles)</text:span></text:p>
        </text:list-item>
        <text:list-item>
          <text:p text:style-name="P7">Importation du Framework manuellement dans Eclipse, importation du dossier ressources pour avoir les images et le son. (Kévin, Aymeric)</text:p>
        </text:list-item>
        <text:list-item>
          <text:p text:style-name="P7">Recherche du son principal du jeu (Pierre, Kévin)</text:p>
        </text:list-item>
        <text:list-item>
          <text:p text:style-name="P7"><text:soft-page-break/>Mise en place du son du jeu dans le Main (Kévin)</text:p>
        </text:list-item>
        <text:list-item>
          <text:p text:style-name="P7">Réorganisation du Main avec création de différentes méthodes pour gérer le son (Kévin)</text:p>
        </text:list-item>
        <text:list-item>
          <text:p text:style-name="P7">Ajout des URLs pour les images dans chaque entités (Kévin)</text:p>
        </text:list-item>
        <text:list-item>
          <text:p text:style-name="P7">Modification de tous les tests pour les faire fonctionner (Kévin)</text:p>
        </text:list-item>
        <text:list-item>
          <text:p text:style-name="P7">Ajout important du GameUniverseViewPortDefaultModelImpl dans la méthode init de Level pour dessiner les images (échoué à cause de la méthode Background) (Kévin)</text:p>
        </text:list-item>
        <text:list-item>
          <text:p text:style-name="P7">Ajout classe BombermanUniverseViewPort qui implémente GameUniverseViewPortDefaultModelImpl pour Override la méthode Background. (Kévin)</text:p>
        </text:list-item>
        <text:list-item>
          <text:p text:style-name="P7">Ajout fichier Background au format PNG et redimensionnement des entités en 32*32 (Kévin)</text:p>
        </text:list-item>
        <text:list-item>
          <text:p text:style-name="P7">Fix du Bug des murs qui ne s’affichaient pas aux bons endroits (Kévin)</text:p>
        </text:list-item>
      </text:list>
      <text:p text:style-name="P1"/>
      <text:p text:style-name="P1">16/01/2016</text:p>
      <text:list xml:id="list164913765236459" text:style-name="L1">
        <text:list-item>
          <text:p text:style-name="P7">Réorganisation du projet avec Maven (Aymeric)</text:p>
        </text:list-item>
        <text:list-item>
          <text:p text:style-name="P7">Création de la classe NoMovableEntity pour mieux gérer l'héritage et éviter la duplication de code (Aymeric)</text:p>
        </text:list-item>
        <text:list-item>
          <text:p text:style-name="P7">Modification des tests et de l'héritage des tests dans le package entity (Aymeric)</text:p>
        </text:list-item>
      </text:list>
      <text:p text:style-name="P1"/>
      <text:p text:style-name="P1">17/01/2016</text:p>
      <text:list xml:id="list164913607548430" text:style-name="L1">
        <text:list-item>
          <text:p text:style-name="P7">Création de la méthode pour déposer une bombe à l’aide d’un Point en paramètre. (Charles)</text:p>
        </text:list-item>
        <text:list-item>
          <text:p text:style-name="P7">Creation de la méthode pour enlever une Box après une explosion dans la classe Levels.java (Charles)</text:p>
        </text:list-item>
        <text:list-item>
          <text:p text:style-name="P7">Création de la méthode setAlive qui définit le booléen isAlive a false quand le player se sera fait touché par une bombe. Ce booléen est a false définit la fin du jeu (Charles)</text:p>
        </text:list-item>
      </text:list>
      <text:p text:style-name="P1"/>
      <text:p text:style-name="P1">18/01/2016</text:p>
      <text:list xml:id="list164913038692265" text:style-name="L1">
        <text:list-item>
          <text:p text:style-name="P7">Modification de la méthode dropBomb dans la classe Player (Kévin)</text:p>
        </text:list-item>
        <text:list-item>
          <text:p text:style-name="P7">Mise en place MoveStrategyKeyboard, ensuite modifier par Aymeric (Kévin, Aymeric)</text:p>
        </text:list-item>
        <text:list-item>
          <text:p text:style-name="P7">Mise en place du sprite du player (Kévin)</text:p>
        </text:list-item>
        <text:list-item>
          <text:p text:style-name="P7">Création d’une méthode pour disposer les murs sur l’intérieur de la carte (Kevin)</text:p>
        </text:list-item>
        <text:list-item>
          <text:p text:style-name="P7">Factorisation de la méthode de disposition des murs sur l’intérieur de la carte (Charles)</text:p>
        </text:list-item>
        <text:list-item>
          <text:p text:style-name="P7">Création de méthodes de tests pour la classe Player (Charles)</text:p>
        </text:list-item>
        <text:list-item>
          <text:p text:style-name="P7">Mise en place du déplacement et changement de sprite à chaque pas (Kévin)</text:p>
        </text:list-item>
        <text:list-item>
          <text:p text:style-name="P6"><text:a xlink:type="simple" xlink:href="https://github.com/DamienCassou/lille-game-framework/pull/112">#112</text:a><text:span text:style-name="T2"> Ajout de la possibilité de changer les touches pour le déplacement (Aymeric)</text:span></text:p>
        </text:list-item>
        <text:list-item>
          <text:p text:style-name="P7">Suppression de la méthode changeSpriteDirection (équivalente a one StepAddedBehaviour) et ajout de la méthode getSpriteManager dans la classe Player.java (Charles) </text:p>
        </text:list-item>
        <text:list-item>
          <text:p text:style-name="P7">Création et écriture des tests de la classe BombermanUniverseViewPort.java (Charles)</text:p>
        </text:list-item>
        <text:list-item>
          <text:p text:style-name="P7">Ajout du Framework avec Maven (Aymeric)</text:p>
        </text:list-item>
      </text:list>
      <text:p text:style-name="P1"/>
      <text:p text:style-name="P1">19/01/2016</text:p>
      <text:list xml:id="list164913932541313" text:style-name="L1">
        <text:list-item>
          <text:p text:style-name="P7">Ajout d’une interface bonus ainsi que de 2 bonus pour les bombes du jeu. (Jérémy)</text:p>
        </text:list-item>
        <text:list-item>
          <text:p text:style-name="P7">Avancement de la classe SpawnBox pour disposer des caisses sur le plateau de jeu (Kevin)</text:p>
        </text:list-item>
        <text:list-item>
          <text:p text:style-name="P7">Ajout des getters et setters dans la classe et de la méthode addBomb ainsi que leurs tests <text:soft-page-break/>dans la classe Player.java (Charles)</text:p>
        </text:list-item>
        <text:list-item>
          <text:p text:style-name="P7">Ajout des tests pour les classes de bonus ExtraBombsBonus et RadiusBonus (Charles)</text:p>
        </text:list-item>
        <text:list-item>
          <text:p text:style-name="P7">Correction de tests existants et suppression d’import inutiles (Charles)</text:p>
        </text:list-item>
        <text:list-item>
          <text:p text:style-name="P7">Tentative de rassemblement des classes Bomb et BombExplosion (Jérémy)</text:p>
        </text:list-item>
      </text:list>
      <text:p text:style-name="P1"/>
      <text:p text:style-name="P1">20/01/2016</text:p>
      <text:list xml:id="list164913151949867" text:style-name="L1">
        <text:list-item>
          <text:p text:style-name="P7">Suppression de la classe SpeedBonus et SpeedBonusTest, nous avons jugé que c’était trop compliqué à mettre en oeuvre via le Framework (Aymeric, Kévin, Charles)</text:p>
        </text:list-item>
        <text:list-item>
          <text:p text:style-name="P7">Correction des méthodes de test dans PlayerTest et ajout du méthode getBombsAvailable dans les tests (Charles)</text:p>
        </text:list-item>
        <text:list-item>
          <text:p text:style-name="P7">Suppression de la méthode bombIsExploded et du booléen exploded qui nous sont inutiles. (Charles)</text:p>
        </text:list-item>
        <text:list-item>
          <text:p text:style-name="P7">Correction des bugs lors de la génération des boxs, tout est opérationnel (Kévin)</text:p>
        </text:list-item>
        <text:list-item>
          <text:p text:style-name="P7">Factorisation de la classe Level, suppression d’attributs inutiles (Aymeric)</text:p>
        </text:list-item>
        <text:list-item>
          <text:p text:style-name="P7">Mise en place de la méthode dropBomb, suivant une autre stratégie (Aymeric)</text:p>
        </text:list-item>
        <text:list-item>
          <text:p text:style-name="P7">Correction de l’entité bombe en « No Blocker » sinon le personnage ne peut plus bouger (Aymeric)</text:p>
        </text:list-item>
        <text:list-item>
          <text:p text:style-name="P7">Modification de la classe Player pour gérer le nombre de bombes que le joueur est autorisé à poser (Aymeric, Jérémy)</text:p>
        </text:list-item>
        <text:list-item>
          <text:p text:style-name="P7">Suppression méthode inutile dropBomb dans la classe bomb (Jérémy)</text:p>
        </text:list-item>
        <text:list-item>
          <text:p text:style-name="P7">Ajout d'images de flammes en 32x32 pour l'explosion des bombes (Jeremy, Kévin)</text:p>
        </text:list-item>
        <text:list-item>
          <text:p text:style-name="P6"><text:a xlink:type="simple" xlink:href="https://github.com/DamienCassou/lille-game-framework/pull/112">#112</text:a><text:span text:style-name="T2"> Discussion pour défendre le PR face au PR </text:span><text:a xlink:type="simple" xlink:href="https://github.com/DamienCassou/lille-game-framework/pull/114#">#114</text:a><text:span text:style-name="T2"> (Aymeric)</text:span></text:p>
        </text:list-item>
      </text:list>
      <text:p text:style-name="P1"/>
      <text:p text:style-name="P1">21/01/2016</text:p>
      <text:list xml:id="list164912484452463" text:style-name="L1">
        <text:list-item>
          <text:p text:style-name="P7">Création de la classe bombTimer, voir lequel choisir avec celui d’Aymeric (Pierre, Jérémy)</text:p>
        </text:list-item>
        <text:list-item>
          <text:p text:style-name="P7">Correction de petites erreurs dans la classe Player (méthode getKeyboard, declarations d’attributs et suppression « d’import » inutilisés) (Charles)</text:p>
        </text:list-item>
        <text:list-item>
          <text:p text:style-name="P7">Renommage BombExplosion en Flame et premiers tests d’affichage des flammes (Pierre, Jérémy, Aymeric)</text:p>
        </text:list-item>
        <text:list-item>
          <text:p text:style-name="P7">Création méthodes pour créer le bon nombre de flammes dans toutes les directions (Pierre, Jérémy)</text:p>
        </text:list-item>
        <text:list-item>
          <text:p text:style-name="P7">Affichage du sprite de la méthode kill (Pierre)</text:p>
        </text:list-item>
        <text:list-item>
          <text:p text:style-name="P7">Ajout d’un getter et setter pour modifier et accéder au nombre de bombes disponibles. (Charles)</text:p>
        </text:list-item>
        <text:list-item>
          <text:p text:style-name="P7">Écriture des tests pour les methodes getBoundingBox, getKeyboard, dropBomb, addBomb, getAuthorizedBombs et setAuthorizedBombs de la classe Player.java (Charles)</text:p>
        </text:list-item>
        <text:list-item>
          <text:p text:style-name="P7">Écriture des tests pour la classe abstraite Bonus.java. (Charles)</text:p>
        </text:list-item>
        <text:list-item>
          <text:p text:style-name="P7">Ajout des getters dans la classe Level.java ainsi que l’écriture des tests de createPlayer (Exception inclus) et init (Charles)</text:p>
        </text:list-item>
        <text:list-item>
          <text:p text:style-name="P7">Refactoring de la classe de test NoMovableEntityTest.java avec un @Before et écriture de la méthode de test pour getPosition. (Charles)</text:p>
        </text:list-item>
        <text:list-item>
          <text:p text:style-name="P7">Recherche de modification sur le Framework (instanceOf dans la classe GameUniverseDefault) (Jérémy)</text:p>
        </text:list-item>
        <text:list-item>
          <text:p text:style-name="P6"><text:a xlink:type="simple" xlink:href="https://github.com/DamienCassou/lille-game-framework/pull/112">#112</text:a><text:span text:style-name="T2"> Constatation des qualités et des défauts du PR </text:span><text:a xlink:type="simple" xlink:href="https://github.com/DamienCassou/lille-game-framework/pull/114#">#114</text:a><text:span text:style-name="T2"> (Pierre, Aymeric)</text:span></text:p>
        </text:list-item>
      </text:list>
      <text:p text:style-name="P1"/>
      <text:p text:style-name="P1">22/01/2016</text:p>
      <text:list xml:id="list164913742973183" text:style-name="L1">
        <text:list-item>
          <text:p text:style-name="P7">Suppression des fichiers inutiles et de tests. (Kévin, Charles)</text:p>
        </text:list-item>
        <text:list-item>
          <text:p text:style-name="P7"><text:soft-page-break/>Disparition de la bombe une fois qu'elle explose + ajout d'une nouvelle bombe disponible (Pierre, Jérémy)</text:p>
        </text:list-item>
        <text:list-item>
          <text:p text:style-name="P7">Suppression des flammes après le temps de l'explosion(Pierre, Jeremy)</text:p>
        </text:list-item>
        <text:list-item>
          <text:p text:style-name="P7">Ajouts de commentaires (Kévin, Charles)</text:p>
        </text:list-item>
        <text:list-item>
          <text:p text:style-name="P7">Correction de tests et de petits bugs.(Charles, Kévin)</text:p>
        </text:list-item>
        <text:list-item>
          <text:p text:style-name="P7">Toutes les entités s'ajoutent elles-mêmes dans le Universe avec la méthode addGameEntity (Aymeric)</text:p>
        </text:list-item>
        <text:list-item>
          <text:p text:style-name="P7">Tuer un joueur avec une Flame (Aymeric)</text:p>
        </text:list-item>
        <text:list-item>
          <text:p text:style-name="P7">Supprimer la stratégie quand le joueur est tué (Aymeric)</text:p>
        </text:list-item>
        <text:list-item>
          <text:p text:style-name="P7">Destruction de la boite avec une Flame (Jérémy, Aymeric)</text:p>
        </text:list-item>
        <text:list-item>
          <text:p text:style-name="P7">Création d'une stratégie pour le bomberman</text:p>
        </text:list-item>
        <text:list-item>
          <text:p text:style-name="P7">Ajout des méthodes de tests createOverlapRulesApplierTest dans BombermanConfiguration.java et getBoundingBoxes dans Flame.java.(Charles)</text:p>
        </text:list-item>
        <text:list-item>
          <text:p text:style-name="P7">Factorisation de la classe Box, Entity, Player, TestEntity et du format (Aymeric)</text:p>
        </text:list-item>
        <text:list-item>
          <text:p text:style-name="P6"><text:a xlink:type="simple" xlink:href="https://github.com/DamienCassou/lille-game-framework/pull/114#">#114</text:a><text:span text:style-name="T2"> Travail collaboratif avec la Team2 pour perfectionner le PR (Aymeric)</text:span></text:p>
        </text:list-item>
      </text:list>
      <text:p text:style-name="P1"/>
      <text:p text:style-name="P1">23/01/2016</text:p>
      <text:list xml:id="list164913881634401" text:style-name="L1">
        <text:list-item>
          <text:p text:style-name="P7">Changement dans la configuration des Entity tests et suppression de méthodes inutiles. (Aymeric)</text:p>
        </text:list-item>
        <text:list-item>
          <text:p text:style-name="P7">Ajout de test pour la vitesse (Aymeric)</text:p>
        </text:list-item>
        <text:list-item>
          <text:p text:style-name="P7">Création et ajout des bonus dans le jeu (BombRadiusBonus et BombBonus) (Aymeric, Jérémy)</text:p>
        </text:list-item>
        <text:list-item>
          <text:p text:style-name="P7">Ajout et retouche de l’image pour les Bonus. (Aymeric, Charles)</text:p>
        </text:list-item>
        <text:list-item>
          <text:p text:style-name="P7">Changement dans les commentaires. (Charles)</text:p>
        </text:list-item>
        <text:list-item>
          <text:p text:style-name="P7">Suppression d’import inutiles et d’attribut inutiles. (Charles)</text:p>
        </text:list-item>
        <text:list-item>
          <text:p text:style-name="P7">Ajout de la méthode de test increaseBombRadiusTest dans PlayerTest.java, ajout de la méthode de test de effect dans BombBonusTest puis creation et test de la méthode BombRadiusBonusTest (Charles)</text:p>
        </text:list-item>
        <text:list-item>
          <text:p text:style-name="P7">Ajout de 2 getters dans la classe Player.java (Charles)</text:p>
        </text:list-item>
        <text:list-item>
          <text:p text:style-name="P7">Tentative de factorisation en passant Bonus en interface mais problème avec overlapRule =&gt; Bonus reste une classe abstraite (Aymeric, Jérémy)</text:p>
        </text:list-item>
        <text:list-item>
          <text:p text:style-name="P7">Création de méthodes pour bloquer les flammes après avoir cassé une caisse et aux murs : ne fonctionne pas (Jérémy)</text:p>
        </text:list-item>
        <text:list-item>
          <text:p text:style-name="P7">Ajout de plusieurs Level (Aymeric)</text:p>
        </text:list-item>
        <text:list-item>
          <text:p text:style-name="P6"><text:a xlink:type="simple" xlink:href="https://github.com/DamienCassou/lille-game-framework/pull/121">#121</text:a><text:span text:style-name="T2"> Ajout de plusieurs de méthodes de suppressions de entités dans GameUniverse (Aymeric)</text:span></text:p>
        </text:list-item>
        <text:list-item>
          <text:p text:style-name="P6"><text:a xlink:type="simple" xlink:href="https://github.com/DamienCassou/lille-game-framework/pull/122">#122</text:a><text:span text:style-name="T2"> Ajout de la méthode end dans l'interface GameLevel (Aymeric)</text:span></text:p>
        </text:list-item>
      </text:list>
      <text:p text:style-name="P1"/>
      <text:p text:style-name="P1">24/01/2016</text:p>
      <text:list xml:id="list164912451733403" text:style-name="L1">
        <text:list-item>
          <text:p text:style-name="P7">Ajout d'un bonus qui tue le joueur le ramassant (Jérémy)</text:p>
        </text:list-item>
        <text:list-item>
          <text:p text:style-name="P7">Ajout de la Javadoc pour tous les bonus (Jérémy)</text:p>
        </text:list-item>
        <text:list-item>
          <text:p text:style-name="P7">Création de tests pour le nouveau bonus (Jérémy)</text:p>
        </text:list-item>
        <text:list-item>
          <text:p text:style-name="P7">Corrections des Tests suite au changement d’arborescence (Charles)</text:p>
        </text:list-item>
        <text:list-item>
          <text:p text:style-name="P7">Tentative de fixation de bug sur la pauses de plusieurs bombes en même temps (Équipe)</text:p>
        </text:list-item>
        <text:list-item>
          <text:p text:style-name="P7">Réorganisation complètes des flammes en différentes classes (Aymeric)</text:p>
        </text:list-item>
        <text:list-item>
          <text:p text:style-name="P7">Blocage des Flame sur les Box (Aymeric)</text:p>
        </text:list-item>
        <text:list-item>
          <text:p text:style-name="P7">Déclenchement de la fin du Level par le Player (Aymeric)</text:p>
        </text:list-item>
        <text:list-item>
          <text:p text:style-name="P7">Réorganisation de l'héritage des classes du packages entity (Aymeric)</text:p>
        </text:list-item>
        <text:list-item>
          <text:p text:style-name="P7">Ajout de variables static pour les entiers importants (Aymeric)</text:p>
        </text:list-item>
        <text:list-item>
          <text:p text:style-name="P7"><text:soft-page-break/>Ajout d'un verrou sur la variable authorizedBomb : échec (Aymeric)</text:p>
        </text:list-item>
        <text:list-item>
          <text:p text:style-name="P6"><text:a xlink:type="simple" xlink:href="https://github.com/DamienCassou/lille-game-framework/pull/121">#121</text:a><text:span text:style-name="T2"> Ajout des tests relatifs aux méthodes ajoutées (Aymeric)</text:span></text:p>
        </text:list-item>
        <text:list-item>
          <text:p text:style-name="P6"><text:a xlink:type="simple" xlink:href="https://github.com/DamienCassou/lille-game-framework/pull/122">#122</text:a><text:span text:style-name="T2"> Ajout d'un @Override manquant dans la sous-classe (Aymeric)</text:span></text:p>
        </text:list-item>
        <text:list-item>
          <text:p text:style-name="P6"><text:a xlink:type="simple" xlink:href="https://github.com/DamienCassou/lille-game-framework/pull/124">#124</text:a><text:span text:style-name="T2"> Ajout de tous les @Override manquants dans le Framework (Aymeric)</text:span></text:p>
        </text:list-item>
      </text:list>
      <text:p text:style-name="P1"/>
      <text:p text:style-name="P1">25/01/2016</text:p>
      <text:list xml:id="list164912567734004" text:style-name="L1">
        <text:list-item>
          <text:p text:style-name="P7">Création de l’UML de notre jeu via GenMyModel (Équipe)</text:p>
        </text:list-item>
        <text:list-item>
          <text:p text:style-name="P7">Factorisation des Walls dans Universe.java (Aymeric)</text:p>
        </text:list-item>
        <text:list-item>
          <text:p text:style-name="P7">Création de Mocks et mise a jour des tests d’Entity (Aymeric)</text:p>
        </text:list-item>
        <text:list-item>
          <text:p text:style-name="P7">Changement de variables (passage en final) et de package (Aymeric)</text:p>
        </text:list-item>
        <text:list-item>
          <text:p text:style-name="P7">Test de l’exception dans la fonction killed et de la méthode isAlive de la classe Player.java (Charles)</text:p>
        </text:list-item>
        <text:list-item>
          <text:p text:style-name="P7">Création des tests pour la classe BombermanRulesApplier.java (Charles)</text:p>
        </text:list-item>
        <text:list-item>
          <text:p text:style-name="P7">Ajout de commentaires pour tous les constructeurs et les méthodes restantes et suppression d’import superflus (Charles)</text:p>
        </text:list-item>
        <text:list-item>
          <text:p text:style-name="P6"><text:a xlink:type="simple" xlink:href="https://github.com/DamienCassou/lille-game-framework/pull/121">#121</text:a><text:span text:style-name="T2"> Ajout des synchronized manquants (Aymeric)</text:span></text:p>
        </text:list-item>
      </text:list>
      <text:p text:style-name="P1"/>
      <text:p text:style-name="P1">26/01/2016</text:p>
      <text:list xml:id="list164913895093824" text:style-name="L1">
        <text:list-item>
          <text:p text:style-name="P7">Suppression des règles overlapRule pour flame et bomb car inutiles. Ainsi que overlapRule pour box et centerFlame, également inutile (Jérémy)</text:p>
        </text:list-item>
        <text:list-item>
          <text:p text:style-name="P7">Correction de la javadoc pour tout le package game (Jérémy)</text:p>
        </text:list-item>
        <text:list-item>
          <text:p text:style-name="P7">Suppression du paramètre nbLife qui était toujours appelé avec 1 pour le constructeur de la configuration du jeu et ajout de ce 1 dans le super du constructeur (Jérémy)</text:p>
        </text:list-item>
        <text:list-item>
          <text:p text:style-name="P7">Correction de la javadoc pour la classe Player (Jérémy)</text:p>
        </text:list-item>
      </text:list>
      <text:p text:style-name="P1"/>
      <text:p text:style-name="P1">28/01/2016</text:p>
      <text:list xml:id="list164912305641126" text:style-name="L1">
        <text:list-item>
          <text:p text:style-name="P7">Correction bug d’affichage de la flamme centrale lors de l’explosion de la bombe (Kévin, Charles, Aymeric)</text:p>
        </text:list-item>
        <text:list-item>
          <text:p text:style-name="P7">Ajout d’une méthode de test pour la fonction end de la classe BombermanLevel (Kévin, Charles)</text:p>
        </text:list-item>
        <text:list-item>
          <text:p text:style-name="P7">Changement du constructeur de la classe Player, ajout d’un url pour mettre différents sprite au différents player (Kévin)</text:p>
        </text:list-item>
        <text:list-item>
          <text:p text:style-name="P7">Correction des tests suite a un changement de constructeur de la classe Player (Charles)</text:p>
        </text:list-item>
        <text:list-item>
          <text:p text:style-name="P7">Ajout des dernières méthodes de tests pour la classe BombermanRulesApplier.java (Charles)</text:p>
        </text:list-item>
        <text:list-item>
          <text:p text:style-name="P7">Tentative d'amélioration du pom.xml (Aymeric)</text:p>
        </text:list-item>
      </text:list>
      <text:p text:style-name="P1"/>
      <text:p text:style-name="P1">29/01/2016</text:p>
      <text:list xml:id="list164913649807488" text:style-name="L1">
        <text:list-item>
          <text:p text:style-name="P7">Ajout des sprites corrigés et de la possibilité d'avoir 4 joueurs (Kévin)</text:p>
        </text:list-item>
        <text:list-item>
          <text:p text:style-name="P7">Ré-ajout des méthodes supprimés précédemment dans BombermanRulesApplier.java (Pierre)</text:p>
        </text:list-item>
        <text:list-item>
          <text:p text:style-name="P7">Correction de la possibilité de poser des bombes infiniment (Jérémy, Aymeric)</text:p>
        </text:list-item>
        <text:list-item>
          <text:p text:style-name="P7">Correction des tests dans BombermanRulesApplierTest.java et création de la classe MockBox dans les tests et suppression des getters inutiles (Charles)</text:p>
        </text:list-item>
        <text:list-item>
          <text:p text:style-name="P7">Ajout du README sur Github (Kévin)</text:p>
        </text:list-item>
        <text:list-item>
          <text:p text:style-name="P8">Mise à jour vers Maven et ses problèmes corrigés (Aymeric)</text:p>
        </text:list-item>
        <text:list-item>
          <text:p text:style-name="P7">Amélioration des tests dans BombermanLevelTest (Charles)</text:p>
        </text:list-item>
        <text:list-item>
          <text:p text:style-name="P7">Suppression de BombermanUniverse (Aymeric)</text:p>
        </text:list-item>
        <text:list-item>
          <text:p text:style-name="P7">Ajout d'un message de type pop-up lors de la fin d'une partie pour indiquer le score <text:soft-page-break/>(Aymeric, Jérémy)</text:p>
        </text:list-item>
        <text:list-item>
          <text:p text:style-name="P7">Fixation de bug en cas d'absence de carte son et refactoring de Sound (Aymeric)</text:p>
        </text:list-item>
        <text:list-item>
          <text:p text:style-name="P7">Déplacement de la création des Wall dans Level et supression de la classe BombermanUniverse (Aymeric)</text:p>
        </text:list-item>
      </text:list>
      <text:p text:style-name="P1"/>
      <text:p text:style-name="P1">30/01/2016</text:p>
      <text:list xml:id="list164912416571211" text:style-name="L1">
        <text:list-item>
          <text:p text:style-name="P7">Suppression de BombermanUniverseViewPort (Aymeric)</text:p>
        </text:list-item>
        <text:list-item>
          <text:p text:style-name="P7">Meilleur gestion du keyboard pour les joueurs (Aymeric)</text:p>
        </text:list-item>
        <text:list-item>
          <text:p text:style-name="P7">Mise à jour des tests (Aymeric)</text:p>
        </text:list-item>
        <text:list-item>
          <text:p text:style-name="P7">Ajout des @Override manquants (Aymeric)</text:p>
        </text:list-item>
      </text:list>
      <text:p text:style-name="P1"/>
      <text:p text:style-name="P1">31/01/2016</text:p>
      <text:list xml:id="list164912374297876" text:style-name="L1">
        <text:list-item>
          <text:p text:style-name="P7">Recherche d’une solution pour factoriser le code des classes MovableEntity et NoMovableEntity mais nous faisons face à un problème d’héritage (Aymeric, Jérémy, Charles)</text:p>
        </text:list-item>
        <text:list-item>
          <text:p text:style-name="P7">Remise en forme, création et correction de tous les commentaires dans le jeu (Charles, Jérémy)</text:p>
        </text:list-item>
        <text:list-item>
          <text:p text:style-name="P7">Mise à jour des tests de BombermanOverlapRulesApplierTest (Aymeric)</text:p>
        </text:list-item>
        <text:list-item>
          <text:p text:style-name="P7">Correction des exception (liés au Thread) durant les tests (Aymeric)</text:p>
        </text:list-item>
      </text:list>
      <text:p text:style-name="P1"/>
      <text:p text:style-name="P1">01/02/2016</text:p>
      <text:list xml:id="list164912575943336" text:style-name="L1">
        <text:list-item>
          <text:p text:style-name="P7">Mise à jour des tests de BombermanConfigurationTest (Aymeric)</text:p>
        </text:list-item>
        <text:list-item>
          <text:p text:style-name="P7">Renommage de NoMovableEntity en UnmovableEntity (Aymeric)</text:p>
        </text:list-item>
        <text:list-item>
          <text:p text:style-name="P7">Rédaction du README en anglais (Pierre)</text:p>
        </text:list-item>
        <text:list-item>
          <text:p text:style-name="P7">Suppression de la pop-up dans les tests (Aymeric)</text:p>
        </text:list-item>
        <text:list-item>
          <text:p text:style-name="P7">Création de variable static pour la couleur du Player (Aymeric)</text:p>
        </text:list-item>
        <text:list-item>
          <text:p text:style-name="P7">Amélioration, correction et mise à jour de l'UML (Aymeric)</text:p>
        </text:list-item>
        <text:list-item>
          <text:p text:style-name="P7">Intégration de la modification de la branche « next » (Aymeric)</text:p>
        </text:list-item>
        <text:list-item>
          <text:p text:style-name="P7">Gestion de la mort de 2 Player en même temps (Aymeric)</text:p>
        </text:list-item>
        <text:list-item>
          <text:p text:style-name="P7">Calcul de la position d'une bombe sur une case (Aymeric)</text:p>
        </text:list-item>
      </text:list>
      <text:p text:style-name="P1"/>
      <text:p text:style-name="P1">02/02/2016</text:p>
      <text:list xml:id="list164914322364919" text:style-name="L1">
        <text:list-item>
          <text:p text:style-name="P7">Suppression de la méthode static dans Bomb (Aymeric)</text:p>
        </text:list-item>
        <text:list-item>
          <text:p text:style-name="P7">Fixation du bug du joueur mort qui marche toujours : zombie (Yann, Aymeric)</text:p>
        </text:list-item>
        <text:list-item>
          <text:p text:style-name="P7">Fixation de bug de la fin du niveau (Aymeric)</text:p>
        </text:list-item>
        <text:list-item>
          <text:p text:style-name="P7">Suppression de variables statiques dans Level (Aymeric)</text:p>
        </text:list-item>
        <text:list-item>
          <text:p text:style-name="P7">Mise à jour de l'UML (Aymeric)</text:p>
        </text:list-item>
        <text:list-item>
          <text:p text:style-name="P7">Nouvelles versions des plugins dans le « pom.xml » (Aymeric)</text:p>
        </text:list-item>
      </text:list>
      <text:p text:style-name="P2"/>
      <text:p text:style-name="P2">03/02/2016</text:p>
      <text:list xml:id="list7357564784845473161" text:style-name="L2">
        <text:list-item>
          <text:p text:style-name="P3">Ajout de Javadoc. (Charles)</text:p>
        </text:list-item>
        <text:list-item>
          <text:p text:style-name="P3">Suppression du fichier github_help (Charles)</text:p>
        </text:list-item>
        <text:list-item>
          <text:p text:style-name="P4">Mise à jour de <text:span text:style-name="T1">l'ensemble des</text:span> commentaires (Aymeric)</text:p>
        </text:list-item>
        <text:list-item>
          <text:p text:style-name="P5">Création d<text:span text:style-name="T3">'une</text:span> pop-up pour la fin du jeu (Charles, Aymeric)</text:p>
        </text:list-item>
      </text:list>
      <text:p text:style-name="P10">Contributions</text:p>
      <text:p text:style-name="P1"/>
      <text:p text:style-name="P10">Apprentissages</text:p>
      <text:p text:style-name="P1"><text:soft-page-break/>04/01/2016</text:p>
      <text:list xml:id="list164912309689177" text:style-name="L1">
        <text:list-item>
          <text:p text:style-name="P7">Utilisation de GitHub pour la mise à jour du travail, l’envoie de pull requests…</text:p>
        </text:list-item>
        <text:list-item>
          <text:p text:style-name="P7">Installation proxy pour Maven, et utilisation de ce dernier</text:p>
        </text:list-item>
      </text:list>
      <text:p text:style-name="P1"/>
      <text:p text:style-name="P1">06/01/2016</text:p>
      <text:list xml:id="list164912283486703" text:style-name="L1">
        <text:list-item>
          <text:p text:style-name="P7">Envoyer un commit sur une pull request déjà existante</text:p>
        </text:list-item>
      </text:list>
      <text:p text:style-name="P1"/>
      <text:p text:style-name="P1">07/01/2016</text:p>
      <text:list xml:id="list164913445169102" text:style-name="L1">
        <text:list-item>
          <text:p text:style-name="P7">Fusionner 2 (ou plusieurs) commits</text:p>
        </text:list-item>
        <text:list-item>
          <text:p text:style-name="P7">Séparer un commit en 2 (ou plusieurs) commits</text:p>
        </text:list-item>
        <text:list-item>
          <text:p text:style-name="P7">Supprimer un commit</text:p>
        </text:list-item>
      </text:list>
      <text:p text:style-name="P1"/>
      <text:p text:style-name="P1">08/01/2016</text:p>
      <text:list xml:id="list164913518707194" text:style-name="L1">
        <text:list-item>
          <text:p text:style-name="P7">Retirer un commit d'une branche pour le déposer sur une autre</text:p>
        </text:list-item>
        <text:list-item>
          <text:p text:style-name="P7">Mettre a jour son Fork à partir de la branche master</text:p>
        </text:list-item>
      </text:list>
      <text:p text:style-name="P1"/>
      <text:p text:style-name="P1">11/01/2016</text:p>
      <text:list xml:id="list164913191181089" text:style-name="L1">
        <text:list-item>
          <text:p text:style-name="P7">Proposer une modification de notre projet de jeu par la création d’une nouvelle branche</text:p>
        </text:list-item>
      </text:list>
      <text:p text:style-name="P10">Pull Requests</text:p>
      <text:p text:style-name="P1">04/01/2016</text:p>
      <text:list xml:id="list164913648577073" text:style-name="L1">
        <text:list-item>
          <text:p text:style-name="P6"><text:a xlink:type="simple" xlink:href="https://github.com/DamienCassou/lille-game-framework/pull/67">#67</text:a><text:span text:style-name="T2"> modifications of polygon creation (Accepté le 04/01/2016) </text:span></text:p>
        </text:list-item>
      </text:list>
      <text:p text:style-name="P1"/>
      <text:p text:style-name="P1">05/01/2016</text:p>
      <text:list xml:id="list164913880565309" text:style-name="L1">
        <text:list-item>
          <text:p text:style-name="P6"><text:a xlink:type="simple" xlink:href="https://github.com/DamienCassou/lille-game-framework/pull/70">#70</text:a><text:span text:style-name="T2"> eliminates code duplication between 'applySpecificOverlapRule' and 'reverseParameters' (Accepté le 08/01/2016)</text:span></text:p>
        </text:list-item>
        <text:list-item>
          <text:p text:style-name="P6"><text:a xlink:type="simple" xlink:href="https://github.com/DamienCassou/lille-game-framework/pull/72">#72</text:a><text:span text:style-name="T2"> Removing instance of in function addOverlappable and removeOverlappable (Accepté le 10/01/2016)</text:span></text:p>
        </text:list-item>
      </text:list>
      <text:p text:style-name="P1"/>
      <text:p text:style-name="P1">06/01/2016</text:p>
      <text:list xml:id="list164913394376932" text:style-name="L1">
        <text:list-item>
          <text:p text:style-name="P6"><text:a xlink:type="simple" xlink:href="https://github.com/DamienCassou/lille-game-framework/pull/74">#74</text:a><text:span text:style-name="T2"> heritage test MoveStrategyKeyboard (Accepté le 13/01/2016)</text:span></text:p>
        </text:list-item>
        <text:list-item>
          <text:p text:style-name="P6"><text:a xlink:type="simple" xlink:href="https://github.com/DamienCassou/lille-game-framework/pull/77">#77</text:a><text:span text:style-name="T2"> Adding the test for getDriver and setSpeedVector (Accepté le 08/01/2016)</text:span></text:p>
        </text:list-item>
      </text:list>
      <text:p text:style-name="P1"/>
      <text:p text:style-name="P1">07/01/2016</text:p>
      <text:list xml:id="list164912980394968" text:style-name="L1">
        <text:list-item>
          <text:p text:style-name="P6"><text:a xlink:type="simple" xlink:href="https://github.com/DamienCassou/lille-game-framework/pull/78">#78</text:a><text:span text:style-name="T2"> Adding and improving tests in gameConfigurationTest.java (Accepté le 13/01/2016)</text:span></text:p>
        </text:list-item>
      </text:list>
      <text:p text:style-name="P1"/>
      <text:p text:style-name="P1">08/01/2016</text:p>
      <text:list xml:id="list164913112438657" text:style-name="L1">
        <text:list-item>
          <text:p text:style-name="P6"><text:a xlink:type="simple" xlink:href="https://github.com/DamienCassou/lille-game-framework/pull/83">#83</text:a><text:span text:style-name="T2"> fix bug of MoveStrategyKeyboard8Dir (Accepté le 12/01/2016)</text:span></text:p>
        </text:list-item>
      </text:list>
      <text:p text:style-name="P1"/>
      <text:p text:style-name="P1">13/01/2016</text:p>
      <text:list xml:id="list164912391817827" text:style-name="L1">
        <text:list-item>
          <text:p text:style-name="P6"><text:a xlink:type="simple" xlink:href="https://github.com/DamienCassou/lille-game-framework/pull/87">#87</text:a><text:span text:style-name="T2"> add test in MoveStrategyKeyboardTest and fix bug (Accepté le 13/01/2016)</text:span></text:p>
        </text:list-item>
      </text:list>
      <text:p text:style-name="P1"/>
      <text:p text:style-name="P1">15/01/2016</text:p>
      <text:list xml:id="list164912836790301" text:style-name="L1">
        <text:list-item>
          <text:p text:style-name="P6"><text:a xlink:type="simple" xlink:href="https://github.com/DamienCassou/lille-game-framework/pull/89">#89</text:a><text:span text:style-name="T2"> Delete a deprecated constructor (Accepté le 15/01/2016)</text:span></text:p>
        </text:list-item>
        <text:list-item>
          <text:p text:style-name="P6"><text:a xlink:type="simple" xlink:href="https://github.com/DamienCassou/lille-game-framework/pull/103">#103</text:a><text:span text:style-name="T2"> Adding test in Overlap.java and factorize the code with an @Before (Refusé le 20/01/2016)</text:span></text:p>
        </text:list-item>
        <text:list-item>
          <text:p text:style-name="P6"><text:a xlink:type="simple" xlink:href="https://github.com/DamienCassou/lille-game-framework/pull/105">#105</text:a><text:span text:style-name="T2"> Adding a missing @Test in the function goodspeed in class MoveStrategyStraightLineTest (Accepté le 20/01/2016)</text:span></text:p>
        </text:list-item>
        <text:list-item>
          <text:p text:style-name="P6"><text:a xlink:type="simple" xlink:href="https://github.com/DamienCassou/lille-game-framework/pull/107">#107</text:a><text:span text:style-name="T2"> Adding test in class MoveStrategyRandomTest.java to catch an exception (Accepté </text:span><text:soft-page-break/><text:span text:style-name="T2">le 20/01/2016)</text:span></text:p>
        </text:list-item>
      </text:list>
      <text:p text:style-name="P1"/>
      <text:p text:style-name="P1">18/01/2016</text:p>
      <text:list xml:id="list164912832543972" text:style-name="L1">
        <text:list-item>
          <text:p text:style-name="P6"><text:a xlink:type="simple" xlink:href="https://github.com/DamienCassou/lille-game-framework/pull/112">#112</text:a><text:span text:style-name="T2"> <text:s/>possibility to change the keys (Refusé le 22/01/2016)</text:span></text:p>
        </text:list-item>
      </text:list>
      <text:p text:style-name="P1"/>
      <text:p text:style-name="P1">23/01/2016</text:p>
      <text:list xml:id="list164913351213166" text:style-name="L1">
        <text:list-item>
          <text:p text:style-name="P6"><text:a xlink:type="simple" xlink:href="https://github.com/DamienCassou/lille-game-framework/pull/121">#121</text:a><text:span text:style-name="T2"> remove entities in Universe (Accepté le 25/01/2016)</text:span></text:p>
        </text:list-item>
        <text:list-item>
          <text:p text:style-name="P6"><text:a xlink:type="simple" xlink:href="https://github.com/DamienCassou/lille-game-framework/pull/122">#122</text:a><text:span text:style-name="T2"> end in GameLevel interface (Accepté le 24/01/2016)</text:span></text:p>
        </text:list-item>
      </text:list>
      <text:p text:style-name="P1"/>
      <text:p text:style-name="P1">24/01/2016</text:p>
      <text:list xml:id="list164912323467405" text:style-name="L1">
        <text:list-item>
          <text:p text:style-name="P6"><text:a xlink:type="simple" xlink:href="https://github.com/DamienCassou/lille-game-framework/pull/124">#124</text:a><text:span text:style-name="T2"> add missing @Override (Accepté le 25/01/2016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2-03T18:44:48.138287306</dc:date>
    <meta:editing-duration>PT48S</meta:editing-duration>
    <meta:editing-cycles>5</meta:editing-cycles>
    <meta:document-statistic meta:table-count="0" meta:image-count="0" meta:object-count="0" meta:page-count="9" meta:paragraph-count="271" meta:word-count="2860" meta:character-count="18299" meta:non-whitespace-character-count="15929"/>
  </office:meta>
</office:document-meta>
</file>